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adea" svg:font-family="Caladea" style:font-family-generic="roman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aladea" fo:color="#FF0000" fo:font-size="14pt" style:font-size-asian="14pt" style:font-size-complex="14pt" fo:language="en" fo:country="US"/>
    </style:style>
    <style:style style:name="P2" style:parent-style-name="Normale" style:family="paragraph">
      <style:text-properties fo:language="en" fo:country="US"/>
    </style:style>
    <style:style style:name="P3" style:parent-style-name="Paragrafoelenco" style:list-style-name="LFO3" style:family="paragraph">
      <style:text-properties style:font-name="Caladea"/>
    </style:style>
    <style:style style:name="P4" style:parent-style-name="Paragrafoelenco" style:list-style-name="LFO3" style:family="paragraph">
      <style:text-properties style:font-name="Caladea"/>
    </style:style>
    <style:style style:name="P5" style:parent-style-name="Paragrafoelenco" style:list-style-name="LFO3" style:family="paragraph">
      <style:text-properties style:font-name="Caladea" fo:language="en" fo:country="US"/>
    </style:style>
    <style:style style:name="P6" style:parent-style-name="Paragrafoelenco" style:list-style-name="LFO3" style:family="paragraph"/>
    <style:style style:name="T7" style:parent-style-name="Collegamentoipertestuale" style:family="text">
      <style:text-properties style:font-name="Caladea" fo:language="en" fo:country="US"/>
    </style:style>
    <style:style style:name="P8" style:parent-style-name="Paragrafoelenco" style:list-style-name="LFO3" style:family="paragraph"/>
    <style:style style:name="T9" style:parent-style-name="Collegamentoipertestuale" style:family="text">
      <style:text-properties style:font-name="Caladea" fo:language="en" fo:country="US"/>
    </style:style>
    <style:style style:name="P10" style:parent-style-name="Paragrafoelenco" style:list-style-name="LFO3" style:family="paragraph"/>
    <style:style style:name="T11" style:parent-style-name="Collegamentoipertestuale" style:family="text">
      <style:text-properties style:font-name="Caladea" fo:language="en" fo:country="US"/>
    </style:style>
    <style:style style:name="P12" style:parent-style-name="Paragrafoelenco" style:list-style-name="LFO3" style:family="paragraph">
      <style:text-properties style:font-name="Caladea" fo:language="en" fo:country="US"/>
    </style:style>
    <style:style style:name="P13" style:parent-style-name="Paragrafoelenco" style:list-style-name="LFO3" style:family="paragraph"/>
    <style:style style:name="T14" style:parent-style-name="Collegamentoipertestuale" style:family="text">
      <style:text-properties style:font-name="Caladea" fo:language="en" fo:country="US"/>
    </style:style>
    <style:style style:name="T15" style:parent-style-name="Collegamentoipertestuale" style:family="text">
      <style:text-properties style:font-name="Caladea" fo:language="en" fo:country="US"/>
    </style:style>
    <style:style style:name="T16" style:parent-style-name="Collegamentoipertestuale" style:family="text">
      <style:text-properties style:font-name="Caladea" fo:language="en" fo:country="US"/>
    </style:style>
    <style:style style:name="T17" style:parent-style-name="Car.predefinitoparagrafo" style:family="text">
      <style:text-properties style:font-name="Caladea" fo:language="en" fo:country="US"/>
    </style:style>
    <style:style style:name="P18" style:parent-style-name="Paragrafoelenco" style:list-style-name="LFO3" style:family="paragraph"/>
    <style:style style:name="T19" style:parent-style-name="Car.predefinitoparagrafo" style:family="text">
      <style:text-properties style:font-name="Caladea" fo:language="en" fo:country="US"/>
    </style:style>
    <style:style style:name="T20" style:parent-style-name="Car.predefinitoparagrafo" style:family="text">
      <style:text-properties style:font-name="Caladea" fo:language="en" fo:country="US"/>
    </style:style>
    <style:style style:name="T21" style:parent-style-name="Car.predefinitoparagrafo" style:family="text">
      <style:text-properties style:font-name="Caladea" fo:language="en" fo:country="US"/>
    </style:style>
    <style:style style:name="T22" style:parent-style-name="Collegamentoipertestuale" style:family="text">
      <style:text-properties style:font-name="Caladea" fo:language="en" fo:country="US"/>
    </style:style>
    <style:style style:name="T23" style:parent-style-name="Collegamentoipertestuale" style:family="text">
      <style:text-properties style:font-name="Caladea" fo:language="en" fo:country="US"/>
    </style:style>
    <style:style style:name="T24" style:parent-style-name="Collegamentoipertestuale" style:family="text">
      <style:text-properties style:font-name="Caladea" fo:language="en" fo:country="US"/>
    </style:style>
    <style:style style:name="P25" style:parent-style-name="Paragrafoelenco" style:list-style-name="LFO3" style:family="paragraph"/>
    <style:style style:name="T26" style:parent-style-name="Car.predefinitoparagrafo" style:family="text">
      <style:text-properties style:font-name="Caladea" fo:language="en" fo:country="US"/>
    </style:style>
    <style:style style:name="T27" style:parent-style-name="Car.predefinitoparagrafo" style:family="text">
      <style:text-properties style:font-name="Caladea" fo:language="en" fo:country="US"/>
    </style:style>
    <style:style style:name="T28" style:parent-style-name="Car.predefinitoparagrafo" style:family="text">
      <style:text-properties style:font-name="Caladea" fo:language="en" fo:country="US"/>
    </style:style>
    <style:style style:name="T29" style:parent-style-name="Car.predefinitoparagrafo" style:family="text">
      <style:text-properties style:font-name="Caladea" fo:language="en" fo:country="US"/>
    </style:style>
    <style:style style:name="T30" style:parent-style-name="Car.predefinitoparagrafo" style:family="text">
      <style:text-properties style:font-name="Caladea" fo:language="en" fo:country="US"/>
    </style:style>
    <style:style style:name="T31" style:parent-style-name="Car.predefinitoparagrafo" style:family="text">
      <style:text-properties style:font-name="Caladea" fo:language="en" fo:country="US"/>
    </style:style>
    <style:style style:name="T32" style:parent-style-name="Collegamentoipertestuale" style:family="text">
      <style:text-properties style:font-name="Caladea" fo:language="en" fo:country="US"/>
    </style:style>
    <style:style style:name="T33" style:parent-style-name="Collegamentoipertestuale" style:family="text">
      <style:text-properties style:font-name="Caladea" fo:language="en" fo:country="US"/>
    </style:style>
    <style:style style:name="P34" style:parent-style-name="Paragrafoelenco" style:list-style-name="LFO3" style:family="paragraph"/>
    <style:style style:name="T35" style:parent-style-name="Car.predefinitoparagrafo" style:family="text">
      <style:text-properties style:font-name="Caladea"/>
    </style:style>
    <style:style style:name="T36" style:parent-style-name="Car.predefinitoparagrafo" style:family="text">
      <style:text-properties style:font-name="Caladea"/>
    </style:style>
    <style:style style:name="P37" style:parent-style-name="Paragrafoelenco" style:list-style-name="LFO3" style:family="paragraph"/>
    <style:style style:name="T38" style:parent-style-name="Car.predefinitoparagrafo" style:family="text">
      <style:text-properties style:font-name="Caladea" fo:language="en" fo:country="US"/>
    </style:style>
    <style:style style:name="T39" style:parent-style-name="Car.predefinitoparagrafo" style:family="text">
      <style:text-properties style:font-name="Caladea" fo:language="en" fo:country="US"/>
    </style:style>
    <style:style style:name="T40" style:parent-style-name="Car.predefinitoparagrafo" style:family="text">
      <style:text-properties style:font-name="Caladea" fo:language="en" fo:country="US"/>
    </style:style>
    <style:style style:name="T41" style:parent-style-name="Car.predefinitoparagrafo" style:family="text">
      <style:text-properties style:font-name="Caladea" fo:language="en" fo:country="US"/>
    </style:style>
    <style:style style:name="T42" style:parent-style-name="Car.predefinitoparagrafo" style:family="text">
      <style:text-properties style:font-name="Caladea" fo:color="#24292E" fo:language="en" fo:country="US"/>
    </style:style>
    <style:style style:name="T43" style:parent-style-name="Car.predefinitoparagrafo" style:family="text">
      <style:text-properties style:font-name="Caladea" fo:language="en" fo:country="US"/>
    </style:style>
    <style:style style:name="P44" style:parent-style-name="Paragrafoelenco" style:list-style-name="LFO3" style:family="paragraph"/>
    <style:style style:name="T45" style:parent-style-name="Car.predefinitoparagrafo" style:family="text">
      <style:text-properties style:font-name="Caladea" fo:language="en" fo:country="US"/>
    </style:style>
    <style:style style:name="T46" style:parent-style-name="Car.predefinitoparagrafo" style:family="text">
      <style:text-properties style:font-name="Caladea" fo:language="en" fo:country="US"/>
    </style:style>
    <style:style style:name="T47" style:parent-style-name="Car.predefinitoparagrafo" style:family="text">
      <style:text-properties style:font-name="Caladea" fo:language="en" fo:country="US"/>
    </style:style>
    <style:style style:name="T48" style:parent-style-name="Car.predefinitoparagrafo" style:family="text">
      <style:text-properties style:font-name="Caladea" fo:language="en" fo:country="US"/>
    </style:style>
    <style:style style:name="T49" style:parent-style-name="Car.predefinitoparagrafo" style:family="text">
      <style:text-properties style:font-name="Caladea" fo:language="en" fo:country="US"/>
    </style:style>
    <style:style style:name="T50" style:parent-style-name="Collegamentoipertestuale" style:family="text">
      <style:text-properties style:font-name="Caladea" style:font-name-complex="Segoe UI" fo:background-color="#FFFFFF" fo:language="en" fo:country="US"/>
    </style:style>
    <style:style style:name="T51" style:parent-style-name="Collegamentoipertestuale" style:family="text">
      <style:text-properties style:font-name="Caladea" style:font-name-complex="Segoe UI" fo:background-color="#FFFFFF" fo:language="en" fo:country="US"/>
    </style:style>
    <style:style style:name="P52" style:parent-style-name="Paragrafoelenco" style:list-style-name="LFO3" style:family="paragraph">
      <style:text-properties style:font-name="Caladea"/>
    </style:style>
    <style:style style:name="T53" style:parent-style-name="Car.predefinitoparagrafo" style:family="text">
      <style:text-properties style:font-name="Caladea"/>
    </style:style>
    <style:style style:name="T54" style:parent-style-name="Car.predefinitoparagrafo" style:family="text">
      <style:text-properties style:font-name="Calade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WASP<text:s/>Webgoat<text:s/>and OWASP ZAP installation</text:p>
      <text:p text:style-name="P2"/>
      <text:list text:style-name="LFO3" text:continue-numbering="true">
        <text:list-item>
          <text:p text:style-name="P3">Activate linux subsystem: attiva o disattiva funzionalità di windows -&gt; attivare piattaforma macchina virtuale, sottosistema windows per linux e hyper-v</text:p>
        </text:list-item>
        <text:list-item>
          <text:p text:style-name="P4">If there are some problems with hyper-v it is necessary to enable virtualization from bios: impostazioni -&gt; aggiornamento e sicurezza -&gt; ripristino -&gt; avvio avanzato -&gt; riavvia -&gt; avvia bios -&gt; attivare virtualizzazione dalle impostazioni del processore</text:p>
        </text:list-item>
        <text:list-item>
          <text:p text:style-name="P5">Download and install docker hub:</text:p>
          <text:list text:continue-numbering="true">
            <text:list-item>
              <text:p text:style-name="P6"><text:a xlink:href="https://hub.docker.com/editions/community/docker-ce-desktop-windows/" office:target-frame-name="_top" xlink:show="replace"><text:span text:style-name="T7">https://hub.docker.com/editions/community/docker-ce-desktop-windows/</text:span></text:a></text:p>
            </text:list-item>
            <text:list-item>
              <text:p text:style-name="P8"><text:a xlink:href="https://hub.docker.com/editions/community/docker-ce-desktop-mac" office:target-frame-name="_top" xlink:show="replace"><text:span text:style-name="T9">https://hub.docker.com/editions/community/docker-ce-desktop-mac</text:span></text:a></text:p>
            </text:list-item>
            <text:list-item>
              <text:p text:style-name="P10"><text:a xlink:href="https://hub.docker.com/search/?q=&amp;type=image&amp;image_filter=official&amp;operating_system=linux&amp;category=os" office:target-frame-name="_top" xlink:show="replace"><text:span text:style-name="T11">https://hub.docker.com/search/?q=&amp;type=image&amp;image_filter=official&amp;operating_system=linux&amp;category=os</text:span></text:a></text:p>
            </text:list-item>
          </text:list>
        </text:list-item>
        <text:list-item>
          <text:p text:style-name="P12">Download<text:s/>and install<text:s/>jre<text:s/>(required by OWASP ZAP):</text:p>
          <text:list text:continue-numbering="true">
            <text:list-item>
              <text:p text:style-name="P13"><text:a xlink:href="https://www.java.com/it/download/manual.jsp" office:target-frame-name="_top" xlink:show="replace"><text:span text:style-name="T14">https://www.ja</text:span><text:bookmark-start text:name="_Hlt57662748"/><text:bookmark-start text:name="_Hlt57662749"/><text:span text:style-name="T15">v</text:span><text:bookmark-end text:name="_Hlt57662748"/><text:bookmark-end text:name="_Hlt57662749"/><text:span text:style-name="T16">a.com/it/download/manual.jsp</text:span></text:a><text:span text:style-name="T17"><text:s/>(for Windows offline 64 bit)</text:span></text:p>
            </text:list-item>
          </text:list>
        </text:list-item>
        <text:list-item>
          <text:p text:style-name="P18"><text:span text:style-name="T19">Download<text:s/></text:span><text:span text:style-name="T20">and install<text:s/></text:span><text:span text:style-name="T21">owasp zap (64 bit):<text:s/></text:span><text:a xlink:href="https://www.zaproxy.org/" office:target-frame-name="_top" xlink:show="replace"><text:span text:style-name="T22">https://www.zapro</text:span><text:bookmark-start text:name="_Hlt57637194"/><text:bookmark-start text:name="_Hlt57637195"/><text:span text:style-name="T23">x</text:span><text:bookmark-end text:name="_Hlt57637194"/><text:bookmark-end text:name="_Hlt57637195"/><text:span text:style-name="T24">y.org/</text:span></text:a></text:p>
        </text:list-item>
        <text:list-item>
          <text:p text:style-name="P25"><text:span text:style-name="T26">(Windows only) If necessary (notified by docker)</text:span><text:span text:style-name="T27">,<text:s/></text:span><text:span text:style-name="T28">download and install</text:span><text:span text:style-name="T29"><text:s/></text:span><text:span text:style-name="T30">wsl2 update:</text:span><text:span text:style-name="T31"><text:s/></text:span><text:a xlink:href="https://docs.microsoft.com/it-it/windows/wsl/wsl2-kernel" office:target-frame-name="_top" xlink:show="replace"><text:span text:style-name="T32">https://docs.microsoft.com/it-it/windows/wsl/wsl2-ker</text:span><text:span text:style-name="T33">nel</text:span></text:a></text:p>
        </text:list-item>
        <text:list-item>
          <text:p text:style-name="P34"><text:span text:style-name="T35">Download and install<text:s/></text:span><text:span text:style-name="T36">firefox</text:span></text:p>
        </text:list-item>
        <text:list-item>
          <text:p text:style-name="P37"><text:span text:style-name="T38">From terminal, connect to<text:s/></text:span><text:span text:style-name="T39">docker</text:span><text:span text:style-name="T40">:<text:s/></text:span><text:span text:style-name="T41">“</text:span><text:span text:style-name="T42">docker run -p 8080:8080 -p 9090:9090 -e TZ=Europe/Rome webgoat/goatandwolf</text:span><text:span text:style-name="T43">”</text:span></text:p>
        </text:list-item>
        <text:list-item>
          <text:p text:style-name="P44"><text:span text:style-name="T45">Open firefox</text:span><text:span text:style-name="T46"><text:s/></text:span><text:span text:style-name="T47">from ZAP</text:span><text:span text:style-name="T48"><text:s/>and go to webgoat homepage through the following link:</text:span><text:span text:style-name="T49"><text:s/></text:span><text:a xlink:href="http://127.0.0.1:8080/WebGoat" office:target-frame-name="_top" xlink:show="replace"><text:span text:style-name="T50">http://127.0.0.</text:span><text:span text:style-name="T51">1:8080/WebGoat</text:span></text:a></text:p>
        </text:list-item>
        <text:list-item>
          <text:p text:style-name="P52">Create your user</text:p>
        </text:list-item>
      </text:list>
      <text:p text:style-name="Normale"><text:span text:style-name="T53">Done<text:s/></text:span><text:span text:style-name="T54"><draw:frame draw:style-name="a0" draw:name="Elemento grafico 1" text:anchor-type="as-char" svg:x="0in" svg:y="0in" svg:width="0.23509in" svg:height="0.23509in" style:rel-width="scale" style:rel-height="scale"><draw:image xlink:href="media/image1.svg" xlink:type="simple" xlink:show="embed" xlink:actuate="onLoad"/><svg:title/><svg:desc>Segno di spunta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adea" svg:font-family="Caladea" style:font-family-generic="roman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eformattatoHTML" style:display-name="Preformattato HTML" style:family="paragraph" style:parent-style-name="Normale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1-21T08:45:00Z</meta:creation-date>
    <dc:date>2020-11-30T20:42:00Z</dc:date>
    <meta:template xlink:href="Normal.dotm" xlink:type="simple"/>
    <meta:editing-cycles>15</meta:editing-cycles>
    <meta:editing-duration>PT6960S</meta:editing-duration>
    <meta:document-statistic meta:page-count="1" meta:paragraph-count="3" meta:word-count="272" meta:character-count="1824" meta:row-count="12" meta:non-whitespace-character-count="1555"/>
  </office:meta>
</office:document-meta>
</file>